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 fo:padding-left="0in" fo:padding-right="0in" fo:padding-top="0in" fo:padding-bottom="0.0138in" fo:border-left="none" fo:border-right="none" fo:border-top="none" fo:border-bottom="0.51pt solid #000000" style:shadow="none"/>
      <style:text-properties style:font-name="Ubuntu Condensed" fo:font-size="14pt" fo:language="en" fo:country="GB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line-height="150%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style:font-name="Ubuntu Condensed" fo:font-size="14pt" fo:language="en" fo:country="GB" fo:font-weight="bold" officeooo:rsid="001130fd" officeooo:paragraph-rsid="001130fd" style:font-size-asian="14pt" style:font-weight-asian="bold" style:font-size-complex="14pt" style:font-weight-complex="bold"/>
    </style:style>
    <style:style style:name="P3" style:family="paragraph" style:parent-style-name="Normal">
      <style:paragraph-properties fo:line-height="150%" fo:text-align="justify" style:justify-single-word="false"/>
      <style:text-properties style:font-name="Ubuntu Condensed" officeooo:paragraph-rsid="0010205d"/>
    </style:style>
    <style:style style:name="T1" style:family="text">
      <style:text-properties style:font-name="Arial" fo:font-size="9.5pt" fo:language="en" fo:country="GB" style:font-size-asian="9.5pt" style:font-name-complex="Arial" style:font-size-complex="9.5pt"/>
    </style:style>
    <style:style style:name="T2" style:family="text">
      <style:text-properties style:font-name="Arial" fo:font-size="9.5pt" fo:language="en" fo:country="GB" officeooo:rsid="000aff9a" style:font-size-asian="9.5pt" style:font-name-complex="Arial" style:font-size-complex="9.5pt"/>
    </style:style>
    <style:style style:name="T3" style:family="text">
      <style:text-properties style:font-name="Arial" fo:font-size="9.5pt" fo:language="en" fo:country="GB" officeooo:rsid="000e2662" style:font-size-asian="9.5pt" style:font-name-complex="Arial" style:font-size-complex="9.5pt"/>
    </style:style>
    <style:style style:name="T4" style:family="text">
      <style:text-properties style:font-name="Arial" fo:font-size="9.5pt" fo:language="en" fo:country="GB" officeooo:rsid="0010205d" style:font-size-asian="9.5pt" style:font-name-complex="Arial" style:font-size-complex="9.5pt"/>
    </style:style>
    <style:style style:name="T5" style:family="text">
      <style:text-properties style:font-name="Arial" fo:font-size="9.5pt" fo:language="en" fo:country="GB" officeooo:rsid="0010aa3a" style:font-size-asian="9.5pt" style:font-name-complex="Arial" style:font-size-complex="9.5pt"/>
    </style:style>
    <style:style style:name="T6" style:family="text">
      <style:text-properties style:font-name="Arial" fo:font-size="14pt" fo:language="en" fo:country="GB" fo:font-weight="bold" officeooo:rsid="0010205d" style:font-size-asian="14pt" style:font-weight-asian="bold" style:font-name-complex="Arial" style:font-size-complex="14pt" style:font-weight-complex="bold"/>
    </style:style>
    <style:style style:name="T7" style:family="text">
      <style:text-properties fo:font-size="14pt" fo:language="en" fo:country="GB" fo:font-weight="bold" officeooo:rsid="0010205d" style:font-size-asian="14pt" style:font-weight-asian="bold" style:font-name-complex="Arial" style:font-size-complex="14pt" style:font-weight-complex="bold"/>
    </style:style>
    <style:style style:name="T8" style:family="text">
      <style:text-properties fo:font-size="9.5pt" fo:language="en" fo:country="GB" style:font-size-asian="9.5pt" style:font-name-complex="Arial" style:font-size-complex="9.5pt"/>
    </style:style>
    <style:style style:name="T9" style:family="text">
      <style:text-properties fo:font-size="9.5pt" fo:language="en" fo:country="GB" officeooo:rsid="0010205d" style:font-size-asian="9.5pt" style:font-name-complex="Arial" style:font-size-complex="9.5pt"/>
    </style:style>
    <style:style style:name="T10" style:family="text">
      <style:text-properties fo:font-size="9.5pt" fo:language="en" fo:country="GB" officeooo:rsid="000e2662" style:font-size-asian="9.5pt" style:font-name-complex="Arial" style:font-size-complex="9.5pt"/>
    </style:style>
    <style:style style:name="T11" style:family="text">
      <style:text-properties fo:font-size="9.5pt" fo:language="en" fo:country="GB" officeooo:rsid="0010aa3a" style:font-size-asian="9.5pt" style:font-name-complex="Arial" style:font-size-complex="9.5pt"/>
    </style:style>
    <style:style style:name="T12" style:family="text">
      <style:text-properties fo:font-size="9.5pt" fo:language="en" fo:country="GB" officeooo:rsid="001283e6" style:font-size-asian="9.5pt" style:font-name-complex="Arial" style:font-size-complex="9.5pt"/>
    </style:style>
    <style:style style:name="T13" style:family="text">
      <style:text-properties style:font-name-complex="Arial"/>
    </style:style>
    <style:style style:name="T14" style:family="text">
      <style:text-properties officeooo:rsid="0010205d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 few words</text:p>
      <text:p text:style-name="P3"><text:span text:style-name="T8">I am a biologist by training with a solid experience in image processing and data analysis. During my career, I notably studied how actin filaments and their dynamics influence larger scale processes in various in vivo and in vitro models. My research has allowed me to develop a keen interest in quantifying complex processes through microscopy. This encouraged me to fully dedicate myself to bio-image data analysis </text:span><text:span text:style-name="T12">and join</text:span><text:span text:style-name="T8"> service platform</text:span><text:span text:style-name="T10">s to</text:span><text:span text:style-name="T8"> support researchers </text:span><text:span text:style-name="T10">and students. </text:span></text:p>
      <text:p text:style-name="P3"><text:span text:style-name="T10">I’m currently working </text:span><text:span text:style-name="T9">for </text:span><text:span text:style-name="T10">the Turing Centre for Living Systems (CENTURI) </text:span><text:span text:style-name="T11">in Marseille</text:span><text:span text:style-name="T10">, where I provide </text:span><text:span text:style-name="T11">expertise and </text:span><text:span text:style-name="T9">teaching </text:span><text:span text:style-name="T11">to</text:span><text:span text:style-name="T9"> the local scientific community.</text:span></text:p>
      <text:p text:style-name="P2"><text:span text:style-name="T14">P</text:span><text:span text:style-name="T13">rofessional experienc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initial-creator>DEHAPIOT Benoit</meta:initial-creator>
    <meta:creation-date>2022-11-07T05:52:00Z</meta:creation-date>
    <dc:date>2022-11-07T15:25:20.123382099</dc:date>
    <meta:editing-cycles>7</meta:editing-cycles>
    <meta:editing-duration>PT1H7M3S</meta:editing-duration>
    <meta:document-statistic meta:table-count="0" meta:image-count="0" meta:object-count="0" meta:page-count="1" meta:paragraph-count="4" meta:word-count="106" meta:character-count="680" meta:non-whitespace-character-count="577"/>
    <meta:template xlink:type="simple" xlink:actuate="onRequest" xlink:title="" xlink:href="Normal"/>
  </office:meta>
</office:document-meta>
</file>